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296BF906C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0066cc" fo:font-family="'DejaVu Sans'" style:font-style-name="Bold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66cc" fo:font-family="'DejaVu Sans'" style:font-style-name="Bold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19.399cm" svg:height="6.42cm" svg:x="4.201cm" svg:y="4.4cm">
          <draw:image xlink:href="Pictures/10000201000007D000000296BF906C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1" draw:layer="layout" svg:width="19.399cm" svg:height="6.42cm" svg:x="4.201cm" svg:y="4.4cm">
          <draw:image xlink:href="Pictures/10000201000007D000000296BF906C3D.png" xlink:type="simple" xlink:show="embed" xlink:actuate="onLoad">
            <text:p/>
          </draw:image>
        </draw:frame>
        <draw:frame draw:style-name="gr3" draw:text-style-name="P3" draw:layer="layout" svg:width="16.2cm" svg:height="3.207cm" svg:x="5.8cm" svg:y="13.593cm">
          <draw:text-box>
            <text:p text:style-name="P3"><text:span text:style-name="T1">http://www.pharo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4T11:02:57.19</meta:creation-date>
    <meta:editing-duration>PT19M4S</meta:editing-duration>
    <meta:editing-cycles>3</meta:editing-cycles>
    <dc:date>2019-01-24T12:43:27.15</dc:date>
    <meta:generator>OpenOffice/4.1.3$Win32 OpenOffice.org_project/413m1$Build-9783</meta:generator>
    <meta:document-statistic meta:object-count="30"/>
  </office:meta>
</office:document-meta>
</file>